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2.4098in"/>
    </style:style>
    <style:style style:name="co3" style:family="table-column">
      <style:table-column-properties fo:break-before="auto" style:column-width="0.3874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846in" fo:break-before="auto" style:use-optimal-row-height="true"/>
    </style:style>
    <style:style style:name="ro5" style:family="table-row">
      <style:table-row-properties style:row-height="0.4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F106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ỤC LỤC</text:p>
          </table:table-cell>
          <table:covered-table-cell table:number-columns-repeated="2"/>
          <table:covered-table-cell table:style-name="ce1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Bộ lễ Ca Lên Đi 1-5</text:p>
          </table:table-cell>
          <table:covered-table-cell table:number-columns-repeated="2"/>
          <table:covered-table-cell table:style-name="ce1"/>
          <table:covered-table-cell table:style-name="Default"/>
          <table:table-cell/>
        </table:table-row>
        <table:table-row table:style-name="ro3">
          <table:table-cell table:style-name="ce6" office:value-type="string" calcext:value-type="string">
            <text:p>Bộ lễ Ca Lên Đi 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5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3">
          <table:table-cell table:style-name="ce3" office:value-type="string" calcext:value-type="string">
            <text:p>Nghi thức Thánh Lễ</text:p>
          </table:table-cell>
          <table:table-cell table:number-columns-repeated="5"/>
        </table:table-row>
        <table:table-row table:style-name="ro3">
          <table:table-cell table:style-name="ce3"/>
          <table:table-cell table:style-name="ce6" office:value-type="string" calcext:value-type="string">
            <text:p>Nghi thức đầu Lễ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Kinh thống hối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Phụng vụ lời Chúa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Phụng vụ thánh thể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Kinh nguyện Thánh Thể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Kinh Lạy Cha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Phép lành cuối Lễ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nguyện Thánh Thể II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nguyện Thánh Thể III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Mùa Vọng I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Giáng Sinh I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Mùa Chay I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ương Khó I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Phục Sinh I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ăng Thiên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úa Nhật Thường niên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ánh Thể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Đức Mẹ I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Đức Mẹ II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ánh Tông đồ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ung I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ung II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ung IV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Kinh tiền tụng</text:p>
            <text:p>Cầu cho các tín hữu đã qua đời I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</table:table-row>
        <table:table-row table:style-name="ro4">
          <table:table-cell table:style-name="ce6" office:value-type="string" calcext:value-type="string">
            <text:p>Kinh nguyện Thánh Thể</text:p>
            <text:p>Thánh lễ dành cho trẻ em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3">
          <table:table-cell table:style-name="ce6"/>
          <table:table-cell table:style-name="ce6" office:value-type="string" calcext:value-type="string">
            <text:p>Mẫu 1</text:p>
          </table:table-cell>
          <table:table-cell/>
          <table:table-cell table:style-name="ce3"/>
          <table:table-cell office:value-type="float" office:value="106" calcext:value-type="float">
            <text:p>106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2</text:p>
          </table:table-cell>
          <table:table-cell/>
          <table:table-cell table:style-name="ce3"/>
          <table:table-cell office:value-type="float" office:value="111" calcext:value-type="float">
            <text:p>111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3</text:p>
          </table:table-cell>
          <table:table-cell/>
          <table:table-cell table:style-name="ce3"/>
          <table:table-cell office:value-type="float" office:value="115" calcext:value-type="float">
            <text:p>115</text:p>
          </table:table-cell>
          <table:table-cell/>
        </table:table-row>
        <table:table-row table:style-name="ro3" table:number-rows-repeated="2">
          <table:table-cell table:style-name="ce6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Kinh nhạc Tuần Thánh</text:p>
          </table:table-cell>
          <table:covered-table-cell table:number-columns-repeated="2"/>
          <table:covered-table-cell table:style-name="ce1"/>
          <table:covered-table-cell table:style-name="Default"/>
          <table:table-cell/>
        </table:table-row>
        <table:table-row table:style-name="ro3">
          <table:table-cell table:style-name="ce3" office:value-type="string" calcext:value-type="string">
            <text:p>Chúa Nhật Lễ Lá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/>
        </table:table-row>
        <table:table-row table:style-name="ro3">
          <table:table-cell table:style-name="ce3" office:value-type="string" calcext:value-type="string">
            <text:p>Thứ Năm Tuần Thánh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/>
        </table:table-row>
        <table:table-row table:style-name="ro3">
          <table:table-cell table:style-name="ce3" office:value-type="string" calcext:value-type="string">
            <text:p>Thứ Sáu Tuần Thánh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/>
        </table:table-row>
        <table:table-row table:style-name="ro3">
          <table:table-cell table:style-name="ce3" office:value-type="string" calcext:value-type="string">
            <text:p>Đêm Vọng Phục Sinh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Tôi đã thấy nước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/>
        </table:table-row>
        <table:table-row table:style-name="ro3">
          <table:table-cell table:style-name="ce6" office:value-type="string" calcext:value-type="string">
            <text:p>Chúa Nhật Phục Sinh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Thánh lễ Hôn Phối</text:p>
          </table:table-cell>
          <table:covered-table-cell table:number-columns-repeated="3"/>
          <table:covered-table-cell table:style-name="Default"/>
          <table:table-cell/>
        </table:table-row>
        <table:table-row table:style-name="ro3">
          <table:table-cell table:style-name="ce6" office:value-type="string" calcext:value-type="string">
            <text:p>Ca Nhập lễ và Hiệp lễ</text:p>
          </table:table-cell>
          <table:table-cell table:number-columns-repeated="5"/>
        </table:table-row>
        <table:table-row table:style-name="ro3">
          <table:table-cell table:style-name="ce6"/>
          <table:table-cell table:style-name="ce6" office:value-type="string" calcext:value-type="string">
            <text:p>Mẫu 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3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5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vịnh Đáp ca</text:p>
          </table:table-cell>
          <table:table-cell table:style-name="ce6"/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Thánh vịnh 3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3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02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27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11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44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4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/>
        </table:table-row>
        <table:table-row table:style-name="ro3">
          <table:table-cell table:style-name="ce6" office:value-type="string" calcext:value-type="string">
            <text:p>Alleluia và Câu xướng trước Tin Mừng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5">
          <table:table-cell table:style-name="ce1" office:value-type="string" calcext:value-type="string" table:number-columns-spanned="5" table:number-rows-spanned="1">
            <text:p>Nghi thức An táng</text:p>
            <text:p>và Thánh lễ Cầu hồn</text:p>
          </table:table-cell>
          <table:covered-table-cell table:number-columns-repeated="3"/>
          <table:covered-table-cell table:style-name="Default"/>
          <table:table-cell/>
        </table:table-row>
        <table:table-row table:style-name="ro3">
          <table:table-cell table:style-name="ce6" office:value-type="string" calcext:value-type="string">
            <text:p>Nghi thức An táng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ại nhà tang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Di quan tới nhà thờ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ại nhà thờ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lễ (xem phần dưới)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6" office:value-type="string" calcext:value-type="string">
            <text:p>Phó dâng và từ biệt lần cuối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Di quan ra phần mộ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lễ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Ca Nhập lễ và Hiệp lễ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" office:value-type="string" calcext:value-type="string">
            <text:p>1.Lễ an táng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6" office:value-type="string" calcext:value-type="string">
            <text:p>A. Ngoài mùa Phục sinh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B. Ngoài mùa Phục sinh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C. Trong mùa Phục sinh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D. An táng trẻ đã Rửa tội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E. An táng trẻ chưa Rửa tội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2. Lễ Giỗ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6" office:value-type="string" calcext:value-type="string">
            <text:p>A. Ngoài mùa Phục sinh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B. Ngoài mùa Phục sinh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C. Trong mùa Phục sinh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3. Trong những trường hợp khác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6" office:value-type="string" calcext:value-type="string">
            <text:p>A. Cầu cho một người qua đời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3">
          <table:table-cell table:number-columns-repeated="3"/>
          <table:table-cell table:style-name="ce5" office:value-type="string" calcext:value-type="string">
            <text:p>B. Cầu cho nhiều hoặc tất cả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C. Trong mọi trường hợp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vịnh Đáp ca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22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24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26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41, 42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62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02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14, 115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21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29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42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vịnh hát lúc di quan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50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inh 117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3">
          <table:table-cell table:style-name="ce6" office:value-type="string" calcext:value-type="string">
            <text:p>Alleluia và Câu xướng trước Tin Mừng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99in" fo:page-height="8.2701in" fo:margin-top="0.5in" fo:margin-bottom="0.5in" fo:margin-left="1.1in" fo:margin-right="0.3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17:27:36.3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2T17:38:07.342000000</dc:date>
    <meta:editing-duration>PT2H2M21S</meta:editing-duration>
    <meta:editing-cycles>62</meta:editing-cycles>
    <meta:generator>LibreOffice/7.1.4.2$Windows_X86_64 LibreOffice_project/a529a4fab45b75fefc5b6226684193eb000654f6</meta:generator>
    <meta:document-statistic meta:table-count="1" meta:cell-count="181" meta:object-count="0"/>
  </office:meta>
</office:document-meta>
</file>